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20pt" officeooo:rsid="0026cbb6" officeooo:paragraph-rsid="00270acf" style:font-size-asian="20pt" style:font-size-complex="20pt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10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1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2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3" style:family="paragraph" style:parent-style-name="Title">
      <style:text-properties style:font-name="Royston1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officeooo:paragraph-rsid="00283eb4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Royston1" fo:font-size="18pt" officeooo:rsid="00046875" style:font-size-asian="18pt" style:font-size-complex="18pt"/>
    </style:style>
    <style:style style:name="T7" style:family="text">
      <style:text-properties style:font-name="Royston1" fo:font-size="18pt" officeooo:rsid="0015be24" style:font-size-asian="18pt" style:font-size-complex="18pt"/>
    </style:style>
    <style:style style:name="T8" style:family="text">
      <style:text-properties style:font-name="Royston1" fo:font-size="18pt" officeooo:rsid="0014aec4" style:font-size-asian="18pt" style:font-size-complex="18pt"/>
    </style:style>
    <style:style style:name="T9" style:family="text">
      <style:text-properties style:font-name="Royston1" fo:font-size="18pt" officeooo:rsid="00107502" style:font-size-asian="18pt" style:font-size-complex="18pt"/>
    </style:style>
    <style:style style:name="T10" style:family="text">
      <style:text-properties style:font-name="LOGO10" fo:font-size="11pt" officeooo:rsid="00046875" style:font-size-asian="11pt" style:font-size-complex="11pt"/>
    </style:style>
    <style:style style:name="T11" style:family="text">
      <style:text-properties style:font-name="Royston" fo:language="zxx" fo:country="none" style:language-asian="zxx" style:country-asian="none" style:language-complex="zxx" style:country-complex="none"/>
    </style:style>
    <style:style style:name="T12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13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4" style:family="text">
      <style:text-properties style:text-line-through-style="none" style:text-line-through-type="none" style:text-position="0% 100%" style:font-name="Royston1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15" style:family="text">
      <style:text-properties officeooo:rsid="0029ae3d"/>
    </style:style>
    <style:style style:name="T16" style:family="text">
      <style:text-properties style:font-name="Royston" officeooo:rsid="0029a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yston Regular</text:p>
      <text:p text:style-name="P15"><text:span text:style-name="T6">This is pretty cool, a font in my own handwriting! I </text:span><text:span text:style-name="T7">first</text:span><text:span text:style-name="T6"> started on this way back in 1985 or thereab</text:span><text:span text:style-name="T8">o</text:span><text:span text:style-name="T6">uts when I was working in Guild</text:span><text:span text:style-name="T9">ford, and</text:span><text:span text:style-name="T6"> learning </text:span><text:span text:style-name="T10">METAFONT</text:span><text:span text:style-name="T6">. But this was done using FontForge and Ink</text:span><text:span text:style-name="T8">s</text:span><text:span text:style-name="T6">cape, based on what I had left of print-outs of the </text:span><text:span text:style-name="T10">METAFONT</text:span><text:span text:style-name="T6"> </text:span><text:span text:style-name="T14">samples</text:span><text:span text:style-name="T6">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8">ABCDEFGHIJKLMNOPQRSTUVWXYZ</text:p>
      <text:p text:style-name="P7">abcdefghijklmnopqrstuvwxyz</text:p>
      <text:p text:style-name="P9"><text:span text:style-name="T4">0</text:span>123456789</text:p>
      <text:p text:style-name="P10">9876543210</text:p>
      <text:p text:style-name="P11">5+5=10, $12, <text:span text:style-name="T15">5</text:span><text:span text:style-name="T16">¢</text:span><text:span text:style-name="T15">, </text:span>£4.00, <text:span text:style-name="T16">¥</text:span><text:span text:style-name="T15">2000, </text:span>(5+3)÷2=4, <text:span text:style-name="T3">(5+3)/2=4</text:span></text:p>
      <text:p text:style-name="P6"><text:span text:style-name="T12">!</text:span><text:span text:style-name="T2"> </text:span><text:span text:style-name="T11">"</text:span><text:span text:style-name="T1"> </text:span><text:span text:style-name="T11">#</text:span><text:span text:style-name="T1"> </text:span><text:span text:style-name="T11">$</text:span><text:span text:style-name="T1"> </text:span><text:span text:style-name="T11">%</text:span><text:span text:style-name="T1"> </text:span><text:span text:style-name="T11">&amp;</text:span><text:span text:style-name="T1"> </text:span><text:span text:style-name="T11">'</text:span><text:span text:style-name="T1"> </text:span><text:span text:style-name="T11">(</text:span><text:span text:style-name="T1"> </text:span><text:span text:style-name="T11">)</text:span><text:span text:style-name="T1"> </text:span><text:span text:style-name="T11">*</text:span><text:span text:style-name="T1"> </text:span><text:span text:style-name="T11">+</text:span><text:span text:style-name="T1"> </text:span><text:span text:style-name="T11">,</text:span><text:span text:style-name="T1"> </text:span><text:span text:style-name="T11">-</text:span><text:span text:style-name="T1"> </text:span><text:span text:style-name="T11">.</text:span><text:span text:style-name="T1"> </text:span><text:span text:style-name="T11">/</text:span><text:span text:style-name="T1"> </text:span><text:span text:style-name="T11">:</text:span><text:span text:style-name="T1"> </text:span><text:span text:style-name="T11">;</text:span><text:span text:style-name="T1"> </text:span><text:span text:style-name="T11">&lt;</text:span><text:span text:style-name="T1"> </text:span><text:span text:style-name="T11">=</text:span><text:span text:style-name="T1"> </text:span><text:span text:style-name="T11">&gt;</text:span><text:span text:style-name="T1"> </text:span><text:span text:style-name="T11">?</text:span><text:span text:style-name="T1"> </text:span><text:span text:style-name="T11">@</text:span><text:span text:style-name="T1"> </text:span><text:span text:style-name="T11">[</text:span><text:span text:style-name="T1"> </text:span><text:span text:style-name="T11">\</text:span><text:span text:style-name="T1"> </text:span><text:span text:style-name="T11">] </text:span><text:span text:style-name="T1"><text:s/></text:span><text:span text:style-name="T11">^ _ ` { | } <text:s/>~ ¡ ¢ £ ¤ ¥ ¦ § <text:s/>¨ © ª « ¬ ® <text:s/>¯ <text:s/>° ± ² ³ <text:s/>´ µ ¶ · ¸ ¹ º » ¼ ½ ¾ ¿ À Á Â Ã Ä Å Æ Ç È É Ê Ë Ì Í Î </text:span><text:span text:style-name="T13">Ï Ð Ñ Ò Ó Ô Õ Ö × Ø Ù Ú Û Ü Ý Þ ß à á â ã ä å æ ç è é ê ë ì í î ï ð ñ ò ó ô õ ö ÷ ø ù ú û ü ý þ ÿ ı</text:span></text:p>
      <text:p text:style-name="P14"/>
      <text:p text:style-name="P2">W. Hails</text:p>
      <text:p text:style-name="P12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<text:soft-page-break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<text:soft-page-break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<text:soft-page-break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04T12:59:31.718106430</dc:date>
    <meta:editing-duration>PT6H42M58S</meta:editing-duration>
    <meta:editing-cycles>41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7" meta:paragraph-count="64" meta:word-count="2916" meta:character-count="11593" meta:non-whitespace-character-count="5983"/>
  </office:meta>
</office:document-meta>
</file>